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13cm" table:align="left"/>
    </style:style>
    <style:style style:name="Table1.A" style:family="table-column">
      <style:table-column-properties style:column-width="3.776cm"/>
    </style:style>
    <style:style style:name="Table1.B" style:family="table-column">
      <style:table-column-properties style:column-width="0.714cm"/>
    </style:style>
    <style:style style:name="Table1.E" style:family="table-column">
      <style:table-column-properties style:column-width="0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7bbe2" officeooo:paragraph-rsid="0017bbe2"/>
    </style:style>
    <style:style style:name="P3" style:family="paragraph" style:parent-style-name="Standard">
      <style:text-properties officeooo:rsid="0017bbe2" officeooo:paragraph-rsid="0019b199"/>
    </style:style>
    <style:style style:name="P4" style:family="paragraph" style:parent-style-name="Standard">
      <style:text-properties officeooo:rsid="0019b199" officeooo:paragraph-rsid="0019b199"/>
    </style:style>
    <style:style style:name="P5" style:family="paragraph" style:parent-style-name="Standard">
      <style:text-properties officeooo:rsid="001b5cd3" officeooo:paragraph-rsid="001b5cd3"/>
    </style:style>
    <style:style style:name="P6" style:family="paragraph" style:parent-style-name="Standard">
      <style:text-properties officeooo:paragraph-rsid="0017bbe2"/>
    </style:style>
    <style:style style:name="P7" style:family="paragraph" style:parent-style-name="Standard">
      <style:text-properties officeooo:rsid="001cb4e1" officeooo:paragraph-rsid="001cb4e1"/>
    </style:style>
    <style:style style:name="P8" style:family="paragraph" style:parent-style-name="Text_20_body">
      <style:text-properties officeooo:rsid="001cb4e1" officeooo:paragraph-rsid="001cb4e1"/>
    </style:style>
    <style:style style:name="P9" style:family="paragraph" style:parent-style-name="Standard">
      <style:text-properties officeooo:rsid="001db19c" officeooo:paragraph-rsid="001db19c"/>
    </style:style>
    <style:style style:name="P10" style:family="paragraph" style:parent-style-name="Text_20_body">
      <style:text-properties officeooo:rsid="001db19c" officeooo:paragraph-rsid="001db19c"/>
    </style:style>
    <style:style style:name="P11" style:family="paragraph" style:parent-style-name="Standard">
      <style:text-properties officeooo:rsid="001ed65d" officeooo:paragraph-rsid="001ed65d"/>
    </style:style>
    <style:style style:name="P12" style:family="paragraph" style:parent-style-name="Text_20_body">
      <style:text-properties officeooo:rsid="001ed65d" officeooo:paragraph-rsid="001ed65d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 style:list-style-name="L28"/>
    <style:style style:name="P42" style:family="paragraph" style:parent-style-name="Text_20_body" style:list-style-name="L29"/>
    <style:style style:name="P43" style:family="paragraph" style:parent-style-name="Text_20_body" style:list-style-name="L30"/>
    <style:style style:name="P44" style:family="paragraph" style:parent-style-name="Text_20_body" style:list-style-name="L31"/>
    <style:style style:name="P45" style:family="paragraph" style:parent-style-name="Text_20_body" style:list-style-name="L32"/>
    <style:style style:name="P46" style:family="paragraph" style:parent-style-name="Text_20_body" style:list-style-name="L33"/>
    <style:style style:name="P47" style:family="paragraph" style:parent-style-name="Text_20_body" style:list-style-name="L34"/>
    <style:style style:name="P48" style:family="paragraph" style:parent-style-name="Text_20_body" style:list-style-name="L35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8"/>
    <style:style style:name="P52" style:family="paragraph" style:parent-style-name="Text_20_body" style:list-style-name="L39"/>
    <style:style style:name="P53" style:family="paragraph" style:parent-style-name="Text_20_body" style:list-style-name="L40"/>
    <style:style style:name="P54" style:family="paragraph" style:parent-style-name="Text_20_body" style:list-style-name="L41"/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Text_20_body" style:list-style-name="L47"/>
    <style:style style:name="P61" style:family="paragraph" style:parent-style-name="Text_20_body" style:list-style-name="L48"/>
    <style:style style:name="P62" style:family="paragraph" style:parent-style-name="Text_20_body" style:list-style-name="L49"/>
    <style:style style:name="P63" style:family="paragraph" style:parent-style-name="Text_20_body" style:list-style-name="L50"/>
    <style:style style:name="P64" style:family="paragraph" style:parent-style-name="Text_20_body" style:list-style-name="L51"/>
    <style:style style:name="P65" style:family="paragraph" style:parent-style-name="Text_20_body" style:list-style-name="L52"/>
    <style:style style:name="P66" style:family="paragraph" style:parent-style-name="Text_20_body" style:list-style-name="L53"/>
    <style:style style:name="P67" style:family="paragraph" style:parent-style-name="Text_20_body" style:list-style-name="L54"/>
    <style:style style:name="P68" style:family="paragraph" style:parent-style-name="Text_20_body" style:list-style-name="L55"/>
    <style:style style:name="P69" style:family="paragraph" style:parent-style-name="Text_20_body" style:list-style-name="L56"/>
    <style:style style:name="P70" style:family="paragraph" style:parent-style-name="Text_20_body" style:list-style-name="L57"/>
    <style:style style:name="P71" style:family="paragraph" style:parent-style-name="Text_20_body" style:list-style-name="L58"/>
    <style:style style:name="P72" style:family="paragraph" style:parent-style-name="Text_20_body" style:list-style-name="L59"/>
    <style:style style:name="P73" style:family="paragraph" style:parent-style-name="Text_20_body" style:list-style-name="L60"/>
    <style:style style:name="P74" style:family="paragraph" style:parent-style-name="Text_20_body" style:list-style-name="L61"/>
    <style:style style:name="P75" style:family="paragraph" style:parent-style-name="Text_20_body" style:list-style-name="L62"/>
    <style:style style:name="P76" style:family="paragraph" style:parent-style-name="Text_20_body" style:list-style-name="L63"/>
    <style:style style:name="P77" style:family="paragraph" style:parent-style-name="Text_20_body" style:list-style-name="L64"/>
    <style:style style:name="P78" style:family="paragraph" style:parent-style-name="Text_20_body" style:list-style-name="L65"/>
    <style:style style:name="P79" style:family="paragraph" style:parent-style-name="Text_20_body" style:list-style-name="L66"/>
    <style:style style:name="P80" style:family="paragraph" style:parent-style-name="Text_20_body">
      <style:text-properties officeooo:rsid="001ed65d"/>
    </style:style>
    <style:style style:name="P81" style:family="paragraph" style:parent-style-name="Text_20_body" style:list-style-name="L67"/>
    <style:style style:name="P82" style:family="paragraph" style:parent-style-name="Text_20_body" style:list-style-name="L68"/>
    <style:style style:name="P83" style:family="paragraph" style:parent-style-name="Text_20_body" style:list-style-name="L69"/>
    <style:style style:name="P84" style:family="paragraph" style:parent-style-name="Text_20_body" style:list-style-name="L70"/>
    <style:style style:name="P85" style:family="paragraph" style:parent-style-name="Text_20_body" style:list-style-name="L71"/>
    <style:style style:name="P86" style:family="paragraph" style:parent-style-name="Text_20_body" style:list-style-name="L72"/>
    <style:style style:name="P87" style:family="paragraph" style:parent-style-name="Text_20_body" style:list-style-name="L73"/>
    <style:style style:name="P88" style:family="paragraph" style:parent-style-name="Text_20_body" style:list-style-name="L74"/>
    <style:style style:name="P89" style:family="paragraph" style:parent-style-name="Text_20_body" style:list-style-name="L75"/>
    <style:style style:name="P90" style:family="paragraph" style:parent-style-name="Text_20_body" style:list-style-name="L76"/>
    <style:style style:name="P91" style:family="paragraph" style:parent-style-name="Text_20_body" style:list-style-name="L77"/>
    <style:style style:name="P92" style:family="paragraph" style:parent-style-name="Text_20_body" style:list-style-name="L78"/>
    <style:style style:name="P93" style:family="paragraph" style:parent-style-name="Text_20_body" style:list-style-name="L79"/>
    <style:style style:name="P94" style:family="paragraph" style:parent-style-name="Text_20_body" style:list-style-name="L80"/>
    <style:style style:name="P95" style:family="paragraph" style:parent-style-name="Text_20_body" style:list-style-name="L81"/>
    <style:style style:name="P96" style:family="paragraph" style:parent-style-name="Text_20_body" style:list-style-name="L82"/>
    <style:style style:name="P97" style:family="paragraph" style:parent-style-name="Text_20_body" style:list-style-name="L83"/>
    <style:style style:name="P98" style:family="paragraph" style:parent-style-name="Text_20_body" style:list-style-name="L84"/>
    <style:style style:name="P99" style:family="paragraph" style:parent-style-name="Text_20_body" style:list-style-name="L85"/>
    <style:style style:name="P100" style:family="paragraph" style:parent-style-name="Text_20_body" style:list-style-name="L86"/>
    <style:style style:name="P101" style:family="paragraph" style:parent-style-name="Text_20_body" style:list-style-name="L87"/>
    <style:style style:name="P102" style:family="paragraph" style:parent-style-name="Text_20_body" style:list-style-name="L88"/>
    <style:style style:name="P103" style:family="paragraph" style:parent-style-name="Text_20_body" style:list-style-name="L89"/>
    <style:style style:name="P104" style:family="paragraph" style:parent-style-name="Text_20_body" style:list-style-name="L90"/>
    <style:style style:name="P105" style:family="paragraph" style:parent-style-name="Text_20_body" style:list-style-name="L91"/>
    <style:style style:name="P106" style:family="paragraph" style:parent-style-name="Text_20_body" style:list-style-name="L92"/>
    <style:style style:name="P107" style:family="paragraph" style:parent-style-name="Text_20_body" style:list-style-name="L93"/>
    <style:style style:name="T1" style:family="text">
      <style:text-properties officeooo:rsid="0017bbe2"/>
    </style:style>
    <style:style style:name="T2" style:family="text">
      <style:text-properties officeooo:rsid="0019b199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Good.<text:line-break/>Now I will rewrite your <text:span text:style-name="Strong_20_Emphasis">entire Students Section</text:span> as a clean, developer-grade implementation document incorporating:</text:p>
      <text:list text:style-name="L67">
        <text:list-item>
          <text:p text:style-name="P81">Raw % + Accuracy % replacement</text:p>
        </text:list-item>
        <text:list-item>
          <text:p text:style-name="P81">All clarified metric formulas</text:p>
        </text:list-item>
        <text:list-item>
          <text:p text:style-name="P81">Correct aggregation model</text:p>
        </text:list-item>
        <text:list-item>
          <text:p text:style-name="P81">HOT–WARM–COLD compliance</text:p>
        </text:list-item>
        <text:list-item>
          <text:p text:style-name="P81">Lifecycle integrity</text:p>
        </text:list-item>
        <text:list-item>
          <text:p text:style-name="P81">Immutable history enforcement</text:p>
        </text:list-item>
        <text:list-item>
          <text:p text:style-name="P81">Layer gating</text:p>
        </text:list-item>
        <text:list-item>
          <text:p text:style-name="P81">Billing awareness</text:p>
        </text:list-item>
        <text:list-item>
          <text:p text:style-name="P81">Future calibration compatibility</text:p>
        </text:list-item>
      </text:list>
      <text:p text:style-name="Text_20_body">No narrative. No philosophy. Only implementable specification.</text:p>
      <text:p text:style-name="Horizontal_20_Line"/>
      <text:h text:style-name="Heading_20_1" text:outline-level="1">🎓 ADMIN DASHBOARD — STUDENTS MODULE</text:h>
      <text:p text:style-name="Text_20_body"><text:span text:style-name="Strong_20_Emphasis">Implementation Specification v2.0</text:span></text:p>
      <text:p text:style-name="Horizontal_20_Line"/>
      <text:h text:style-name="Heading_20_1" text:outline-level="1">0️⃣ Module Purpose</text:h>
      <text:p text:style-name="Text_20_body">Students Module is responsible for:</text:p>
      <text:list text:style-name="L68">
        <text:list-item>
          <text:p text:style-name="P82">Identity &amp; onboarding</text:p>
        </text:list-item>
        <text:list-item>
          <text:p text:style-name="P82">Lifecycle state enforcement</text:p>
        </text:list-item>
        <text:list-item>
          <text:p text:style-name="P82">Year-scoped metric aggregation</text:p>
        </text:list-item>
        <text:list-item>
          <text:p text:style-name="P82">Risk &amp; discipline display (layer gated)</text:p>
        </text:list-item>
        <text:list-item>
          <text:p text:style-name="P82">Batch cohort management</text:p>
        </text:list-item>
        <text:list-item>
          <text:p text:style-name="P82">Billing-relevant active count</text:p>
        </text:list-item>
        <text:list-item>
          <text:p text:style-name="P82">Archive-safe long-term scaling</text:p>
        </text:list-item>
      </text:list>
      <text:p text:style-name="Text_20_body">All analytics shown here must come from <text:span text:style-name="Strong_20_Emphasis">precomputed summary documents</text:span>.<text:line-break/>Never from raw session scans.</text:p>
      <text:p text:style-name="Horizontal_20_Line"/>
      <text:h text:style-name="Heading_20_1" text:outline-level="1"><text:soft-page-break/>1️⃣ NAVIGATION STRUCTURE</text:h>
      <text:p text:style-name="Preformatted_20_Text"><text:span text:style-name="Source_20_Text">Students</text:span></text:p>
      <text:p text:style-name="Preformatted_20_Text"><text:span text:style-name="Source_20_Text"><text:s text:c="3"/>├── Student List</text:span></text:p>
      <text:p text:style-name="Preformatted_20_Text"><text:span text:style-name="Source_20_Text"><text:s text:c="3"/>├── Bulk Upload</text:span></text:p>
      <text:p text:style-name="Preformatted_20_Text"><text:span text:style-name="Source_20_Text"><text:s text:c="3"/>├── Lifecycle Management</text:span></text:p>
      <text:p text:style-name="Preformatted_20_Text"><text:span text:style-name="Source_20_Text"><text:s text:c="3"/>├── Student Profile</text:span></text:p>
      <text:p text:style-name="Preformatted_20_Text"><text:span text:style-name="Source_20_Text"><text:s text:c="3"/>├── Batch Management</text:span></text:p>
      <text:p text:style-name="P1"><text:span text:style-name="Source_20_Text"><text:s text:c="3"/>└── Academic Year Archive</text:span></text:p>
      <text:p text:style-name="Horizontal_20_Line"/>
      <text:h text:style-name="Heading_20_1" text:outline-level="1">2️⃣ STUDENT LIST</text:h>
      <text:h text:style-name="Heading_20_2" text:outline-level="2">Purpose</text:h>
      <text:p text:style-name="Text_20_body">Operational filtering and cohort-level intelligence view.</text:p>
      <text:p text:style-name="Horizontal_20_Line"/>
      <text:h text:style-name="Heading_20_2" text:outline-level="2">2.1 Filters</text:h>
      <text:list text:style-name="L69">
        <text:list-item>
          <text:p text:style-name="P83">Academic Year (required scope)</text:p>
        </text:list-item>
        <text:list-item>
          <text:p text:style-name="P83">Batch</text:p>
        </text:list-item>
        <text:list-item>
          <text:p text:style-name="P83">Status (invited / active / inactive / archived / suspended)</text:p>
        </text:list-item>
        <text:list-item>
          <text:p text:style-name="P83">Avg Raw Score % range</text:p>
        </text:list-item>
        <text:list-item>
          <text:p text:style-name="P83">Avg Accuracy % range</text:p>
        </text:list-item>
        <text:list-item>
          <text:p text:style-name="P83">Score Percentile (batch-relative, optional)</text:p>
        </text:list-item>
        <text:list-item>
          <text:p text:style-name="P83">Risk State (L2+)</text:p>
        </text:list-item>
        <text:list-item>
          <text:p text:style-name="P83">Discipline Index range (L2+)</text:p>
        </text:list-item>
        <text:list-item>
          <text:p text:style-name="P83">Last Active Date range</text:p>
        </text:list-item>
      </text:list>
      <text:p text:style-name="Text_20_body">Filtering must query <text:span text:style-name="Source_20_Text">studentYearMetrics</text:span> collection.</text:p>
      <text:p text:style-name="Horizontal_20_Line"/>
      <text:h text:style-name="Heading_20_2" text:outline-level="2">2.2 Columns</text:h>
      <text:h text:style-name="Heading_20_3" text:outline-level="3">L0 Columns</text:h>
      <text:list text:style-name="L70">
        <text:list-item>
          <text:p text:style-name="P84">StudentID</text:p>
        </text:list-item>
        <text:list-item>
          <text:p text:style-name="P84">Name</text:p>
        </text:list-item>
        <text:list-item>
          <text:p text:style-name="P84">Batch</text:p>
        </text:list-item>
        <text:list-item>
          <text:p text:style-name="P84">Status</text:p>
        </text:list-item>
        <text:list-item>
          <text:p text:style-name="P84"><text:soft-page-break/>Tests Attempted (current year)</text:p>
        </text:list-item>
        <text:list-item>
          <text:p text:style-name="P84">Avg Raw Score %</text:p>
        </text:list-item>
        <text:list-item>
          <text:p text:style-name="P84">Avg Accuracy %</text:p>
        </text:list-item>
        <text:list-item>
          <text:p text:style-name="P84">Last Active</text:p>
        </text:list-item>
      </text:list>
      <text:h text:style-name="Heading_20_3" text:outline-level="3">L1 Adds (Badges Only)</text:h>
      <text:list text:style-name="L71">
        <text:list-item>
          <text:p text:style-name="P85">Phase Adherence %</text:p>
        </text:list-item>
        <text:list-item>
          <text:p text:style-name="P85">Easy Neglect Rate %</text:p>
        </text:list-item>
        <text:list-item>
          <text:p text:style-name="P85">Hard Bias Rate %</text:p>
        </text:list-item>
        <text:list-item>
          <text:p text:style-name="P85">Behaviour Tag Summary (most frequent tag)</text:p>
        </text:list-item>
      </text:list>
      <text:h text:style-name="Heading_20_3" text:outline-level="3">L2 Adds</text:h>
      <text:list text:style-name="L72">
        <text:list-item>
          <text:p text:style-name="P86">Risk State Badge</text:p>
        </text:list-item>
        <text:list-item>
          <text:p text:style-name="P86">Discipline Index (0–100)</text:p>
        </text:list-item>
        <text:list-item>
          <text:p text:style-name="P86">Controlled Mode Performance Delta</text:p>
        </text:list-item>
        <text:list-item>
          <text:p text:style-name="P86">Guess Rate %</text:p>
        </text:list-item>
        <text:list-item>
          <text:p text:style-name="P86">Execution Stability Flag</text:p>
        </text:list-item>
      </text:list>
      <text:p text:style-name="Text_20_body">L3 same as L2 (Governance is separate).</text:p>
      <text:p text:style-name="Horizontal_20_Line"/>
      <text:h text:style-name="Heading_20_2" text:outline-level="2">2.3 Metric Definitions (Stored in studentYearMetrics)</text:h>
      <text:p text:style-name="Text_20_body">All metrics are computed <text:span text:style-name="Strong_20_Emphasis">on session submission</text:span> and aggregated.</text:p>
      <text:p text:style-name="Horizontal_20_Line"/>
      <text:h text:style-name="Heading_20_3" text:outline-level="3">Avg Raw Score %</text:h>
      <text:p text:style-name="Text_20_body">For each run:</text:p>
      <text:p text:style-name="P1"><text:span text:style-name="Source_20_Text">rawPercent = (obtainedMarks / totalMarks) × 100</text:span></text:p>
      <text:p text:style-name="Text_20_body">Year aggregation:</text:p>
      <text:p text:style-name="P1"><text:span text:style-name="Source_20_Text">avgRawScorePercent = mean(rawPercent across runs)</text:span></text:p>
      <text:p text:style-name="Horizontal_20_Line"/>
      <text:h text:style-name="Heading_20_3" text:outline-level="3">Avg Accuracy %</text:h>
      <text:p text:style-name="Text_20_body">For each run:</text:p>
      <text:p text:style-name="P1"><text:span text:style-name="Source_20_Text">accuracyPercent = (correctAnswers / attemptedQuestions) × 100</text:span></text:p>
      <text:p text:style-name="Text_20_body">Year aggregation:</text:p>
      <text:p text:style-name="P1"><text:soft-page-break/><text:span text:style-name="Source_20_Text">avgAccuracyPercent = mean(accuracyPercent across runs)</text:span></text:p>
      <text:p text:style-name="Horizontal_20_Line"/>
      <text:h text:style-name="Heading_20_3" text:outline-level="3">Phase Adherence %</text:h>
      <text:p text:style-name="Text_20_body">For each run:</text:p>
      <text:p text:style-name="Preformatted_20_Text"><text:span text:style-name="Source_20_Text">phaseDeviation =</text:span></text:p>
      <text:p text:style-name="Preformatted_20_Text"><text:span text:style-name="Source_20_Text">|actualPhaseTime - recommendedPhaseTime| / recommendedPhaseTime</text:span></text:p>
      <text:p text:style-name="Preformatted_20_Text"/>
      <text:p text:style-name="Preformatted_20_Text"><text:span text:style-name="Source_20_Text">phaseAdherenceRun =</text:span></text:p>
      <text:p text:style-name="P1"><text:span text:style-name="Source_20_Text">100 - (mean phaseDeviation × 100)</text:span></text:p>
      <text:p text:style-name="Text_20_body">Year:</text:p>
      <text:p text:style-name="P1"><text:span text:style-name="Source_20_Text">avgPhaseAdherence = mean(phaseAdherenceRun)</text:span></text:p>
      <text:p text:style-name="Horizontal_20_Line"/>
      <text:h text:style-name="Heading_20_3" text:outline-level="3">Easy Neglect Rate %</text:h>
      <text:p text:style-name="Text_20_body">Per run:</text:p>
      <text:p text:style-name="Preformatted_20_Text"><text:span text:style-name="Source_20_Text">easyAttemptRate = easyAttempted / easyTotal</text:span></text:p>
      <text:p text:style-name="Preformatted_20_Text"/>
      <text:p text:style-name="Preformatted_20_Text"><text:span text:style-name="Source_20_Text">if easyAttemptRate &lt; threshold:</text:span></text:p>
      <text:p text:style-name="Preformatted_20_Text"><text:span text:style-name="Source_20_Text"><text:s text:c="3"/>mark easyNeglectRun = 1</text:span></text:p>
      <text:p text:style-name="Preformatted_20_Text"><text:span text:style-name="Source_20_Text">else:</text:span></text:p>
      <text:p text:style-name="P1"><text:span text:style-name="Source_20_Text"><text:s text:c="3"/>easyNeglectRun = 0</text:span></text:p>
      <text:p text:style-name="Text_20_body">Year:</text:p>
      <text:p text:style-name="Preformatted_20_Text"><text:span text:style-name="Source_20_Text">easyNeglectRate =</text:span></text:p>
      <text:p text:style-name="P1"><text:span text:style-name="Source_20_Text">(sum easyNeglectRun / totalRuns) × 100</text:span></text:p>
      <text:p text:style-name="Horizontal_20_Line"/>
      <text:h text:style-name="Heading_20_3" text:outline-level="3">Hard Bias Rate %</text:h>
      <text:p text:style-name="Text_20_body">ExpectedHardRatio:</text:p>
      <text:p text:style-name="Preformatted_20_Text"><text:span text:style-name="Source_20_Text">expectedHardRatio =</text:span></text:p>
      <text:p text:style-name="P1"><text:span text:style-name="Source_20_Text">totalHardQuestions / totalQuestions</text:span></text:p>
      <text:p text:style-name="Text_20_body">DeviationAllowance:</text:p>
      <text:p text:style-name="P1"><text:span text:style-name="Source_20_Text">0.10 × expectedHardRatio</text:span></text:p>
      <text:p text:style-name="Text_20_body">Hard bias if:</text:p>
      <text:p text:style-name="Preformatted_20_Text"><text:span text:style-name="Source_20_Text">studentHardRatio &gt;</text:span></text:p>
      <text:p text:style-name="P1"><text:span text:style-name="Source_20_Text">(expectedHardRatio + deviationAllowance)</text:span></text:p>
      <text:p text:style-name="Text_20_body">Year:</text:p>
      <text:p text:style-name="Preformatted_20_Text"><text:span text:style-name="Source_20_Text">hardBiasRate =</text:span></text:p>
      <text:p text:style-name="P1"><text:span text:style-name="Source_20_Text">(runsWithHardBias / totalRuns) × 100</text:span></text:p>
      <text:p text:style-name="Horizontal_20_Line"/>
      <text:h text:style-name="Heading_20_3" text:outline-level="3"><text:soft-page-break/>Behaviour Tag Summary</text:h>
      <text:p text:style-name="Text_20_body">For each run compute normalized scores:</text:p>
      <text:p text:style-name="Preformatted_20_Text"><text:span text:style-name="Source_20_Text">rushScore</text:span></text:p>
      <text:p text:style-name="Preformatted_20_Text"><text:span text:style-name="Source_20_Text">overextensionScore</text:span></text:p>
      <text:p text:style-name="Preformatted_20_Text"><text:span text:style-name="Source_20_Text">phaseDriftScore</text:span></text:p>
      <text:p text:style-name="P1"><text:span text:style-name="Source_20_Text">impulsivityScore</text:span></text:p>
      <text:p text:style-name="Text_20_body">Select highest per run.</text:p>
      <text:p text:style-name="Text_20_body">Year summary:</text:p>
      <text:p text:style-name="P1"><text:span text:style-name="Source_20_Text">mostFrequentTag</text:span></text:p>
      <text:p text:style-name="Horizontal_20_Line"/>
      <text:h text:style-name="Heading_20_3" text:outline-level="3">Guess Rate %</text:h>
      <text:p text:style-name="Text_20_body">Per run:</text:p>
      <text:p text:style-name="Preformatted_20_Text"><text:span text:style-name="Source_20_Text">if timeSpent &lt; (minTime × guessFactor)</text:span></text:p>
      <text:p text:style-name="Preformatted_20_Text"><text:span text:style-name="Source_20_Text">AND incorrect:</text:span></text:p>
      <text:p text:style-name="P1"><text:span text:style-name="Source_20_Text"><text:s text:c="3"/>mark guess</text:span></text:p>
      <text:p text:style-name="Text_20_body">Difficulty-specific guessFactor:</text:p>
      <text:list text:style-name="L73">
        <text:list-item>
          <text:p text:style-name="P87">Easy: 0.5</text:p>
        </text:list-item>
        <text:list-item>
          <text:p text:style-name="P87">Medium: 0.6</text:p>
        </text:list-item>
        <text:list-item>
          <text:p text:style-name="P87">Hard: 0.7</text:p>
        </text:list-item>
      </text:list>
      <text:p text:style-name="Text_20_body">Run guessRate:</text:p>
      <text:p text:style-name="P1"><text:span text:style-name="Source_20_Text">guesses / totalAttempted</text:span></text:p>
      <text:p text:style-name="Text_20_body">Year:</text:p>
      <text:p text:style-name="P1"><text:span text:style-name="Source_20_Text">avgGuessRate = mean(guessRate)</text:span></text:p>
      <text:p text:style-name="Horizontal_20_Line"/>
      <text:h text:style-name="Heading_20_3" text:outline-level="3">Risk Score</text:h>
      <text:p text:style-name="Text_20_body">Normalized components 0–1.</text:p>
      <text:p text:style-name="Preformatted_20_Text"><text:span text:style-name="Source_20_Text">riskScore =</text:span></text:p>
      <text:p text:style-name="Preformatted_20_Text"><text:span text:style-name="Source_20_Text">0.30 × guessRate +</text:span></text:p>
      <text:p text:style-name="Preformatted_20_Text"><text:span text:style-name="Source_20_Text">0.20 × phaseDeviation +</text:span></text:p>
      <text:p text:style-name="Preformatted_20_Text"><text:span text:style-name="Source_20_Text">0.20 × easyNeglectRate +</text:span></text:p>
      <text:p text:style-name="Preformatted_20_Text"><text:span text:style-name="Source_20_Text">0.15 × hardBiasRate +</text:span></text:p>
      <text:p text:style-name="P1"><text:span text:style-name="Source_20_Text">0.15 × consecutiveWrongRate</text:span></text:p>
      <text:p text:style-name="Text_20_body">Convert:</text:p>
      <text:p text:style-name="P1"><text:span text:style-name="Source_20_Text">normalizedRiskScore = riskScore × 100</text:span></text:p>
      <text:p text:style-name="Horizontal_20_Line"/>
      <text:h text:style-name="Heading_20_3" text:outline-level="3"><text:soft-page-break/>Discipline Index</text:h>
      <text:p text:style-name="P1"><text:span text:style-name="Source_20_Text">disciplineIndex = 100 - normalizedRiskScore</text:span></text:p>
      <text:p text:style-name="Horizontal_20_Line"/>
      <text:h text:style-name="Heading_20_3" text:outline-level="3">Controlled Mode Performance Delta</text:h>
      <text:p text:style-name="Text_20_body">If ≥ 3 runs in each mode:</text:p>
      <text:p text:style-name="Preformatted_20_Text"><text:span text:style-name="Source_20_Text">delta =</text:span></text:p>
      <text:p text:style-name="Preformatted_20_Text"><text:span text:style-name="Source_20_Text">avgRawPercentControlled -</text:span></text:p>
      <text:p text:style-name="P1"><text:span text:style-name="Source_20_Text">avgRawPercentUncontrolled</text:span></text:p>
      <text:p text:style-name="Text_20_body">Else null.</text:p>
      <text:p text:style-name="Horizontal_20_Line"/>
      <text:h text:style-name="Heading_20_3" text:outline-level="3">Execution Stability Flag</text:h>
      <text:p text:style-name="P1"><text:span text:style-name="Source_20_Text">stdDev = standardDeviation(rawPercent across runs)</text:span></text:p>
      <text:p text:style-name="Text_20_body">Bands:</text:p>
      <text:list text:style-name="L74">
        <text:list-item>
          <text:p text:style-name="P88">Low → Stable</text:p>
        </text:list-item>
        <text:list-item>
          <text:p text:style-name="P88">Medium → Moderate</text:p>
        </text:list-item>
        <text:list-item>
          <text:p text:style-name="P88">High → Unstable</text:p>
        </text:list-item>
      </text:list>
      <text:p text:style-name="Horizontal_20_Line"/>
      <text:h text:style-name="Heading_20_1" text:outline-level="1">3️⃣ BULK UPLOAD</text:h>
      <text:h text:style-name="Heading_20_2" text:outline-level="2">Flow</text:h>
      <text:p text:style-name="Text_20_body">Upload → Validate → Duplicate Resolve → Confirm → Create Accounts</text:p>
      <text:p text:style-name="Horizontal_20_Line"/>
      <text:h text:style-name="Heading_20_2" text:outline-level="2">Required Fields</text:h>
      <text:list text:style-name="L75">
        <text:list-item>
          <text:p text:style-name="P89">StudentID</text:p>
        </text:list-item>
        <text:list-item>
          <text:p text:style-name="P89">FullName</text:p>
        </text:list-item>
        <text:list-item>
          <text:p text:style-name="P89">Email</text:p>
        </text:list-item>
        <text:list-item>
          <text:p text:style-name="P89">Batch</text:p>
        </text:list-item>
      </text:list>
      <text:p text:style-name="Text_20_body">Optional:</text:p>
      <text:list text:style-name="L76">
        <text:list-item>
          <text:p text:style-name="P90">ParentEmail</text:p>
        </text:list-item>
        <text:list-item>
          <text:p text:style-name="P90">Class</text:p>
        </text:list-item>
        <text:list-item>
          <text:p text:style-name="P90">Phone</text:p>
        </text:list-item>
        <text:list-item>
          <text:p text:style-name="P90"><text:soft-page-break/>EnrollmentYear</text:p>
        </text:list-item>
      </text:list>
      <text:p text:style-name="Horizontal_20_Line"/>
      <text:h text:style-name="Heading_20_2" text:outline-level="2">Validation</text:h>
      <text:list text:style-name="L77">
        <text:list-item>
          <text:p text:style-name="P91">Column validation</text:p>
        </text:list-item>
        <text:list-item>
          <text:p text:style-name="P91">Duplicate StudentID in file</text:p>
        </text:list-item>
        <text:list-item>
          <text:p text:style-name="P91">Duplicate email in file</text:p>
        </text:list-item>
        <text:list-item>
          <text:p text:style-name="P91">DB-level StudentID match</text:p>
        </text:list-item>
        <text:list-item>
          <text:p text:style-name="P91">DB-level email mismatch conflict</text:p>
        </text:list-item>
      </text:list>
      <text:p text:style-name="Horizontal_20_Line"/>
      <text:h text:style-name="Heading_20_2" text:outline-level="2">Reupload Logic</text:h>
      <text:p text:style-name="Text_20_body">Match by StudentID:</text:p>
      <text:p text:style-name="Text_20_body">If exists:</text:p>
      <text:list text:style-name="L78">
        <text:list-item>
          <text:p text:style-name="P92">Update mutable fields</text:p>
        </text:list-item>
        <text:list-item>
          <text:p text:style-name="P92">Preserve sessions</text:p>
        </text:list-item>
        <text:list-item>
          <text:p text:style-name="P92">Preserve metrics</text:p>
        </text:list-item>
      </text:list>
      <text:p text:style-name="Text_20_body">Optional checkbox:<text:line-break/>“Deactivate students not in file”</text:p>
      <text:p text:style-name="Text_20_body">Used for roster sync.</text:p>
      <text:p text:style-name="Horizontal_20_Line"/>
      <text:h text:style-name="Heading_20_2" text:outline-level="2">Account Creation</text:h>
      <text:p text:style-name="Text_20_body">After confirmation only:</text:p>
      <text:list text:style-name="L79">
        <text:list-item>
          <text:p text:style-name="P93">Create Firebase Auth user</text:p>
        </text:list-item>
        <text:list-item>
          <text:p text:style-name="P93">Set custom claims</text:p>
        </text:list-item>
        <text:list-item>
          <text:p text:style-name="P93">Create Firestore student doc</text:p>
        </text:list-item>
        <text:list-item>
          <text:p text:style-name="P93">Send onboarding email</text:p>
        </text:list-item>
      </text:list>
      <text:p text:style-name="Text_20_body">Atomic transaction.</text:p>
      <text:p text:style-name="Horizontal_20_Line"/>
      <text:h text:style-name="Heading_20_1" text:outline-level="1"><text:soft-page-break/>4️⃣ LIFECYCLE MANAGEMENT</text:h>
      <text:h text:style-name="Heading_20_2" text:outline-level="2">States</text:h>
      <text:list text:style-name="L80">
        <text:list-item>
          <text:p text:style-name="P94">invited</text:p>
        </text:list-item>
        <text:list-item>
          <text:p text:style-name="P94">active</text:p>
        </text:list-item>
        <text:list-item>
          <text:p text:style-name="P94">inactive</text:p>
        </text:list-item>
        <text:list-item>
          <text:p text:style-name="P94">archived</text:p>
        </text:list-item>
        <text:list-item>
          <text:p text:style-name="P94">suspended</text:p>
        </text:list-item>
      </text:list>
      <text:p text:style-name="Horizontal_20_Line"/>
      <text:h text:style-name="Heading_20_2" text:outline-level="2">Rules</text:h>
      <text:list text:style-name="L81">
        <text:list-item>
          <text:p text:style-name="P95">archived excluded from billing</text:p>
        </text:list-item>
        <text:list-item>
          <text:p text:style-name="P95">archived included in historical analytics</text:p>
        </text:list-item>
        <text:list-item>
          <text:p text:style-name="P95">deletion allowed only if totalRuns = 0</text:p>
        </text:list-item>
        <text:list-item>
          <text:p text:style-name="P95">lifecycle transitions logged</text:p>
        </text:list-item>
      </text:list>
      <text:p text:style-name="Horizontal_20_Line"/>
      <text:h text:style-name="Heading_20_1" text:outline-level="1">5️⃣ STUDENT PROFILE</text:h>
      <text:h text:style-name="Heading_20_2" text:outline-level="2">L0</text:h>
      <text:list text:style-name="L82">
        <text:list-item>
          <text:p text:style-name="P96">Profile info</text:p>
        </text:list-item>
        <text:list-item>
          <text:p text:style-name="P96">Test history</text:p>
        </text:list-item>
        <text:list-item>
          <text:p text:style-name="P96">Combo chart:</text:p>
          <text:list>
            <text:list-item>
              <text:p text:style-name="P96">Avg Raw %</text:p>
            </text:list-item>
            <text:list-item>
              <text:p text:style-name="P96">Avg Accuracy %</text:p>
            </text:list-item>
          </text:list>
        </text:list-item>
        <text:list-item>
          <text:p text:style-name="P96">Rank in batch</text:p>
        </text:list-item>
      </text:list>
      <text:p text:style-name="Horizontal_20_Line"/>
      <text:h text:style-name="Heading_20_2" text:outline-level="2">L1</text:h>
      <text:list text:style-name="L83">
        <text:list-item>
          <text:p text:style-name="P97">Phase adherence trend</text:p>
        </text:list-item>
        <text:list-item>
          <text:p text:style-name="P97">Easy neglect frequency</text:p>
        </text:list-item>
        <text:list-item>
          <text:p text:style-name="P97">Hard bias frequency</text:p>
        </text:list-item>
        <text:list-item>
          <text:p text:style-name="P97">Topic Weakness Summary</text:p>
        </text:list-item>
        <text:list-item>
          <text:p text:style-name="P97"><text:soft-page-break/>Time Misallocation Summary</text:p>
        </text:list-item>
      </text:list>
      <text:p text:style-name="Horizontal_20_Line"/>
      <text:h text:style-name="Heading_20_3" text:outline-level="3">Topic Weakness Summary</text:h>
      <text:p text:style-name="Text_20_body">Per topic:</text:p>
      <text:p text:style-name="Preformatted_20_Text"><text:span text:style-name="Source_20_Text">topicAccuracy =</text:span></text:p>
      <text:p text:style-name="P1"><text:span text:style-name="Source_20_Text">correctTopic / attemptedTopic</text:span></text:p>
      <text:p text:style-name="Text_20_body">If &lt; threshold → mark weak.</text:p>
      <text:p text:style-name="Text_20_body">Aggregate by frequency.</text:p>
      <text:p text:style-name="Horizontal_20_Line"/>
      <text:h text:style-name="Heading_20_3" text:outline-level="3">Time Misallocation</text:h>
      <text:p text:style-name="Text_20_body">Compare:</text:p>
      <text:p text:style-name="Preformatted_20_Text"><text:span text:style-name="Source_20_Text">actualTimePerDifficulty</text:span></text:p>
      <text:p text:style-name="Preformatted_20_Text"><text:span text:style-name="Source_20_Text">vs</text:span></text:p>
      <text:p text:style-name="P1"><text:span text:style-name="Source_20_Text">recommendedTimePerDifficulty</text:span></text:p>
      <text:p text:style-name="Text_20_body">Display deviation %.</text:p>
      <text:p text:style-name="Horizontal_20_Line"/>
      <text:h text:style-name="Heading_20_2" text:outline-level="2">L2</text:h>
      <text:list text:style-name="L84">
        <text:list-item>
          <text:p text:style-name="P98">Risk state timeline</text:p>
        </text:list-item>
        <text:list-item>
          <text:p text:style-name="P98">Discipline trend</text:p>
        </text:list-item>
        <text:list-item>
          <text:p text:style-name="P98">Guess rate trend</text:p>
        </text:list-item>
        <text:list-item>
          <text:p text:style-name="P98">MinTime Violation %</text:p>
        </text:list-item>
        <text:list-item>
          <text:p text:style-name="P98">MaxTime Violation %</text:p>
        </text:list-item>
        <text:list-item>
          <text:p text:style-name="P98">Controlled Mode Delta</text:p>
        </text:list-item>
        <text:list-item>
          <text:p text:style-name="P98">Override Records</text:p>
        </text:list-item>
      </text:list>
      <text:p text:style-name="Horizontal_20_Line"/>
      <text:h text:style-name="Heading_20_3" text:outline-level="3">MinTime Violation %</text:h>
      <text:p text:style-name="P1"><text:span text:style-name="Source_20_Text">minTimeViolations / totalQuestionsAttempted × 100</text:span></text:p>
      <text:p text:style-name="Horizontal_20_Line"/>
      <text:h text:style-name="Heading_20_3" text:outline-level="3">MaxTime Violation %</text:h>
      <text:p text:style-name="Text_20_body">Hard Mode only:</text:p>
      <text:p text:style-name="P1"><text:span text:style-name="Source_20_Text">maxTimeExceeded / totalQuestions × 100</text:span></text:p>
      <text:p text:style-name="Horizontal_20_Line"/>
      <text:h text:style-name="Heading_20_3" text:outline-level="3"><text:soft-page-break/>Override Records</text:h>
      <text:p text:style-name="Text_20_body">Count of:</text:p>
      <text:list text:style-name="L85">
        <text:list-item>
          <text:p text:style-name="P99">Early termination</text:p>
        </text:list-item>
        <text:list-item>
          <text:p text:style-name="P99">Manual submission</text:p>
        </text:list-item>
        <text:list-item>
          <text:p text:style-name="P99">Phase override</text:p>
        </text:list-item>
        <text:list-item>
          <text:p text:style-name="P99">Hard mode exit override</text:p>
        </text:list-item>
      </text:list>
      <text:p text:style-name="Text_20_body">Stored per run.</text:p>
      <text:p text:style-name="Horizontal_20_Line"/>
      <text:h text:style-name="Heading_20_1" text:outline-level="1">6️⃣ BATCH MANAGEMENT</text:h>
      <text:p text:style-name="Text_20_body">Batch summary must show:</text:p>
      <text:list text:style-name="L86">
        <text:list-item>
          <text:p text:style-name="P100">Student Count</text:p>
        </text:list-item>
        <text:list-item>
          <text:p text:style-name="P100">Avg Raw Score %</text:p>
        </text:list-item>
        <text:list-item>
          <text:p text:style-name="P100">Avg Accuracy %</text:p>
        </text:list-item>
        <text:list-item>
          <text:p text:style-name="P100">Avg Discipline Index (L2+)</text:p>
        </text:list-item>
        <text:list-item>
          <text:p text:style-name="P100">Risk Distribution (L2+)</text:p>
        </text:list-item>
      </text:list>
      <text:p text:style-name="Text_20_body">Never show raw marks.</text:p>
      <text:p text:style-name="Horizontal_20_Line"/>
      <text:h text:style-name="Heading_20_1" text:outline-level="1">7️⃣ ACADEMIC YEAR ARCHIVE</text:h>
      <text:h text:style-name="Heading_20_2" text:outline-level="2">30-Day Warning Banner</text:h>
      <text:p text:style-name="Text_20_body">Display countdown:<text:line-break/>“Academic Year Ends in X Days”</text:p>
      <text:p text:style-name="Horizontal_20_Line"/>
      <text:h text:style-name="Heading_20_2" text:outline-level="2">On Archive</text:h>
      <text:p text:style-name="Text_20_body">System:</text:p>
      <text:list text:style-name="L87">
        <text:list-item>
          <text:p text:style-name="P101">Lock year (read-only)</text:p>
        </text:list-item>
        <text:list-item>
          <text:p text:style-name="P101">Export sessions to BigQuery</text:p>
        </text:list-item>
        <text:list-item>
          <text:p text:style-name="P101">Snapshot governance metrics</text:p>
        </text:list-item>
        <text:list-item>
          <text:p text:style-name="P101">Archive graduating batches</text:p>
        </text:list-item>
        <text:list-item>
          <text:p text:style-name="P101">Reset rolling metrics for new year</text:p>
        </text:list-item>
      </text:list>
      <text:p text:style-name="Horizontal_20_Line"><text:soft-page-break/></text:p>
      <text:h text:style-name="Heading_20_2" text:outline-level="2">After Archive</text:h>
      <text:p text:style-name="Text_20_body">Accessible:</text:p>
      <text:list text:style-name="L88">
        <text:list-item>
          <text:p text:style-name="P102">Student summaries</text:p>
        </text:list-item>
        <text:list-item>
          <text:p text:style-name="P102">Governance snapshots</text:p>
        </text:list-item>
        <text:list-item>
          <text:p text:style-name="P102">Read-only profiles</text:p>
        </text:list-item>
      </text:list>
      <text:p text:style-name="Text_20_body">Disabled:</text:p>
      <text:list text:style-name="L89">
        <text:list-item>
          <text:p text:style-name="P103">Assignments</text:p>
        </text:list-item>
        <text:list-item>
          <text:p text:style-name="P103">Test edits</text:p>
        </text:list-item>
        <text:list-item>
          <text:p text:style-name="P103">Student mutations</text:p>
        </text:list-item>
        <text:list-item>
          <text:p text:style-name="P103">Template mutations</text:p>
        </text:list-item>
      </text:list>
      <text:p text:style-name="Horizontal_20_Line"/>
      <text:h text:style-name="Heading_20_1" text:outline-level="1">8️⃣ DATA MODEL</text:h>
      <text:h text:style-name="Heading_20_2" text:outline-level="2">HOT</text:h>
      <text:p text:style-name="P1"><text:span text:style-name="Source_20_Text">institutes/{id}/students/{studentId}</text:span></text:p>
      <text:p text:style-name="Text_20_body">Contains:</text:p>
      <text:list text:style-name="L90">
        <text:list-item>
          <text:p text:style-name="P104">identity</text:p>
        </text:list-item>
        <text:list-item>
          <text:p text:style-name="P104">status</text:p>
        </text:list-item>
        <text:list-item>
          <text:p text:style-name="P104">billing-relevant flags</text:p>
        </text:list-item>
      </text:list>
      <text:p text:style-name="Horizontal_20_Line"/>
      <text:h text:style-name="Heading_20_2" text:outline-level="2">WARM</text:h>
      <text:p text:style-name="P1"><text:span text:style-name="Source_20_Text">academicYears/{year}/studentYearMetrics/{studentId}</text:span></text:p>
      <text:p text:style-name="Text_20_body">Contains:</text:p>
      <text:list text:style-name="L91">
        <text:list-item>
          <text:p text:style-name="P105">avgRawScorePercent</text:p>
        </text:list-item>
        <text:list-item>
          <text:p text:style-name="P105">avgAccuracyPercent</text:p>
        </text:list-item>
        <text:list-item>
          <text:p text:style-name="P105">avgPhaseAdherence</text:p>
        </text:list-item>
        <text:list-item>
          <text:p text:style-name="P105">easyNeglectRate</text:p>
        </text:list-item>
        <text:list-item>
          <text:p text:style-name="P105">hardBiasRate</text:p>
        </text:list-item>
        <text:list-item>
          <text:p text:style-name="P105">guessRate</text:p>
        </text:list-item>
        <text:list-item>
          <text:p text:style-name="P105"><text:soft-page-break/>disciplineIndex</text:p>
        </text:list-item>
        <text:list-item>
          <text:p text:style-name="P105">riskState</text:p>
        </text:list-item>
        <text:list-item>
          <text:p text:style-name="P105">controlledDelta</text:p>
        </text:list-item>
        <text:list-item>
          <text:p text:style-name="P105">stabilityFlag</text:p>
        </text:list-item>
      </text:list>
      <text:p text:style-name="Horizontal_20_Line"/>
      <text:h text:style-name="Heading_20_2" text:outline-level="2">COLD</text:h>
      <text:p text:style-name="Text_20_body">Raw sessions → BigQuery only.</text:p>
      <text:p text:style-name="Text_20_body">Firestore retains summaries only.</text:p>
      <text:p text:style-name="Horizontal_20_Line"/>
      <text:h text:style-name="Heading_20_1" text:outline-level="1">9️⃣ PERFORMANCE RULES</text:h>
      <text:p text:style-name="Text_20_body">Never:</text:p>
      <text:list text:style-name="L92">
        <text:list-item>
          <text:p text:style-name="P106">Query all sessions for aggregation</text:p>
        </text:list-item>
        <text:list-item>
          <text:p text:style-name="P106">Compute averages on read</text:p>
        </text:list-item>
        <text:list-item>
          <text:p text:style-name="P106">Store session arrays in student doc</text:p>
        </text:list-item>
      </text:list>
      <text:p text:style-name="Text_20_body">Always:</text:p>
      <text:list text:style-name="L93">
        <text:list-item>
          <text:p text:style-name="P107">Update metrics on submission</text:p>
        </text:list-item>
        <text:list-item>
          <text:p text:style-name="P107">Store yearly aggregates</text:p>
        </text:list-item>
        <text:list-item>
          <text:p text:style-name="P107">Paginate list queries</text:p>
        </text:list-item>
        <text:list-item>
          <text:p text:style-name="P107">Index filters</text:p>
        </text:list-item>
      </text:list>
      <text:p text:style-name="Horizontal_20_Line"/>
      <text:h text:style-name="Heading_20_1" text:outline-level="1">🔟 LAYER VISIBILITY MATRIX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L0</text:p>
            </table:table-cell>
            <table:table-cell table:style-name="Table1.A1" office:value-type="string">
              <text:p text:style-name="Table_20_Heading">L1</text:p>
            </table:table-cell>
            <table:table-cell table:style-name="Table1.A1" office:value-type="string">
              <text:p text:style-name="Table_20_Heading">L2</text:p>
            </table:table-cell>
            <table:table-cell table:style-name="Table1.A1" office:value-type="string">
              <text:p text:style-name="Table_20_Heading">L3</text:p>
            </table:table-cell>
          </table:table-row>
        </table:table-header-rows>
        <table:table-row>
          <table:table-cell table:style-name="Table1.A1" office:value-type="string">
            <text:p text:style-name="Table_20_Contents">Student List Basic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Behaviour Indicators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isk &amp; Disciplin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Controlled Delta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Lifecycle Mgmt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✔</text:p>
          </table:table-cell>
        </table:table-row>
      </table:table>
      <text:p text:style-name="Horizontal_20_Line"/>
      <text:h text:style-name="Heading_20_1" text:outline-level="1">1️⃣1️⃣ BILLING LOGIC</text:h>
      <text:p text:style-name="Text_20_body">Active count:</text:p>
      <text:p text:style-name="P1"><text:soft-page-break/><text:span text:style-name="Source_20_Text">students where status == active</text:span></text:p>
      <text:p text:style-name="Text_20_body">Archived excluded.</text:p>
      <text:p text:style-name="Horizontal_20_Line"/>
      <text:h text:style-name="Heading_20_1" text:outline-level="1">1️⃣2️⃣ FINAL STRUCTURAL GUARANTEES</text:h>
      <text:p text:style-name="Text_20_body">Students Module:</text:p>
      <text:p text:style-name="Text_20_body">✔ Normalized performance metrics<text:line-break/>✔ Immutable historical data<text:line-break/>✔ Year-scoped aggregation<text:line-break/>✔ Layer-gated visibility<text:line-break/>✔ Billing-safe lifecycle<text:line-break/>✔ Calibration-ready<text:line-break/>✔ No heavy read operations<text:line-break/>✔ 10-year scalable</text:p>
      <text:p text:style-name="Horizontal_20_Line"/>
      <text:p text:style-name="Text_20_body">This is now developer-ready.</text:p>
      <text:p text:style-name="Text_20_body">Next module to formalize?</text:p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23:28.741000000</meta:creation-date>
    <dc:date>2026-02-27T20:46:27.754791566</dc:date>
    <meta:editing-duration>PT44M6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3" meta:paragraph-count="348" meta:word-count="1139" meta:character-count="7173" meta:non-whitespace-character-count="6494"/>
  </office:meta>
</office:document-meta>
</file>